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0ef3e2" officeooo:paragraph-rsid="000ef3e2" style:font-weight-asian="bold" style:font-weight-complex="bold"/>
    </style:style>
    <style:style style:name="P2" style:family="paragraph" style:parent-style-name="Standard">
      <style:text-properties fo:font-weight="normal" officeooo:rsid="000ef3e2" officeooo:paragraph-rsid="000ef3e2" style:font-weight-asian="normal" style:font-weight-complex="normal"/>
    </style:style>
    <style:style style:name="P3" style:family="paragraph" style:parent-style-name="Standard">
      <style:text-properties fo:font-weight="normal" officeooo:rsid="001263e1" officeooo:paragraph-rsid="001263e1" style:font-weight-asian="normal" style:font-weight-complex="normal"/>
    </style:style>
    <style:style style:name="T1" style:family="text">
      <style:text-properties style:text-position="super 58%"/>
    </style:style>
    <style:style style:name="T2" style:family="text">
      <style:text-properties officeooo:rsid="000f9703"/>
    </style:style>
    <style:style style:name="T3" style:family="text">
      <style:text-properties officeooo:rsid="0010e9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Name of Seminar Speaker(s):</text:p>
      <text:p text:style-name="P2">Todd Glenn, J.D.</text:p>
      <text:p text:style-name="P1"/>
      <text:p text:style-name="P1">2. Title of the Presentation:</text:p>
      <text:p text:style-name="P2">NDA &amp; IP Seminar</text:p>
      <text:p text:style-name="P1"/>
      <text:p text:style-name="P1">3. Location and Time of presentation:</text:p>
      <text:p text:style-name="P2">Online via Zoom on Friday Sept 10<text:span text:style-name="T1">th</text:span> at 2 PM</text:p>
      <text:p text:style-name="P1"/>
      <text:p text:style-name="P1">4. A 1-paragraph summary of the presentation:</text:p>
      <text:p text:style-name="P2">Todd Glenn works with Skysong Innovations which handles the legal operations for ASU related to inventions, NDAs, and IP. He spoke about NDAs and IP agreements. For NDAs he talked about how an NDA will usually have a defined length, and that an NDA is void if the information involved in the NDA is already public. For IP agreements he talked about copyrights, patents, and trade secrets. <text:span text:style-name="T2">The rest was a Q and A session. </text:span><text:span text:style-name="T3">There were a lot of questions about NDAs and employee agreements. </text:span></text:p>
      <text:p text:style-name="P1"/>
      <text:p text:style-name="P1">5. A description of something new or useful you learned from the seminar:</text:p>
      <text:p text:style-name="P3">One thing I thought was useful was the discussion about the risks you have to watch out for as far as what is in your employment agreements and what IP violations you could be making. This all felt like useful things to look out for.</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9-10T13:57:36.522475001</meta:creation-date>
    <dc:date>2021-09-10T14:47:11.655735271</dc:date>
    <meta:editing-duration>PT7M34S</meta:editing-duration>
    <meta:editing-cycles>1</meta:editing-cycles>
    <meta:generator>LibreOffice/7.1.2.2$Linux_X86_64 LibreOffice_project/8a45595d069ef5570103caea1b71cc9d82b2aae4</meta:generator>
    <meta:document-statistic meta:table-count="0" meta:image-count="0" meta:object-count="0" meta:page-count="1" meta:paragraph-count="10" meta:word-count="184" meta:character-count="1009" meta:non-whitespace-character-count="834"/>
  </office:meta>
</office:document-meta>
</file>